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T1" style:family="text"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16.987cm" svg:height="10.055cm" svg:x="0.007cm" svg:y="10.019cm"><text:p text:style-name="P1"><text:span text:style-name="T1">worker1</text:span></text:p></draw:rect><draw:rect text:anchor-type="paragraph" draw:z-index="1" draw:style-name="gr2" draw:text-style-name="P1" svg:width="16.987cm" svg:height="10.055cm" svg:x="0.007cm" svg:y="0.018cm"><text:p/></draw:rect><draw:rect text:anchor-type="paragraph" draw:z-index="2" draw:style-name="gr2" draw:text-style-name="P1" svg:width="16.987cm" svg:height="4.961cm" svg:x="0.007cm" svg:y="20.064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11-02T17:43:53</meta:creation-date>
    <dc:date>2012-11-02T17:50:46</dc:date>
    <dc:creator>diego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